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</style:style>
    <style:style style:name="P18" style:family="paragraph" style:parent-style-name="Text_20_body" style:list-style-name="L18">
      <style:paragraph-properties fo:margin-top="0in" fo:margin-bottom="0in"/>
    </style:style>
  </office:automatic-styles>
  <office:body>
    <office:text>
      <text:p text:style-name="Title">PostgreSQL</text:p>
      <text:p text:style-name="Subtitle">Readme.rmd</text:p>
      <text:p text:style-name="Author">Sergio Pedro R Oliveira</text:p>
      <text:p text:style-name="Date">2022-08-16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<text:span text:style-name="T1">PostgreSQL</text:span>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aula-117---instalação-do-postgresql-conectando-servidor-ao-pgadmin-4-e-acessando-psql"/>3 Aula 117 - Instalação do <text:span text:style-name="T1">PostgreSQL</text:span>, conectando servidor ao <text:span text:style-name="T1">pgAdmin 4</text:span> e acessando <text:span text:style-name="T1">psql</text:span><text:bookmark-end text:name="aula-117---instalação-do-postgresql-conectando-servidor-ao-pgadmin-4-e-acessando-psql"/></text:h>
      <text:h text:style-name="Heading_20_2" text:outline-level="2"><text:bookmark-start text:name="instação-do-postgresql"/>3.1 Instação do <text:span text:style-name="T1">PostgreSQL</text:span><text:bookmark-end text:name="instação-do-postgresql"/></text:h>
      <text:h text:style-name="Heading_20_3" text:outline-level="3"><text:bookmark-start text:name="principais-programas"/>3.1.1 Principais programas<text:bookmark-end text:name="principais-programas"/></text:h>
      <text:list text:style-name="L1">
        <text:list-item>
          <text:p text:style-name="P1"><text:span text:style-name="T1">PostgreSQL</text:span><text:line-break/>É um sistema gerenciador de banco de dados objeto relacional (SGBD), desenvolvido como projeto de código aberto, que pode ser baixado pelo site:<text:line-break/><text:a xlink:type="simple" xlink:href="https://www.postgresql.org/download/" office:name=""><text:span text:style-name="Definition">https://www.postgresql.org/download/</text:span></text:a><text:line-break/></text:p>
        </text:list-item>
        <text:list-item>
          <text:p text:style-name="P1"><text:span text:style-name="T1">pgAdmin 4</text:span><text:line-break/>É uma interface web com o banco de dados. Pode ser baixado pelo site:<text:line-break/><text:a xlink:type="simple" xlink:href="https://www.pgadmin.org/download/" office:name=""><text:span text:style-name="Definition">https://www.pgadmin.org/download/</text:span></text:a><text:line-break/></text:p>
        </text:list-item>
        <text:list-item>
          <text:p text:style-name="P1"><text:span text:style-name="T1">psql</text:span><text:line-break/>O psql é um front-end baseado em terminal para o PostgreSQL.<text:line-break/></text:p>
        </text:list-item>
        <text:list-item>
          <text:p text:style-name="P1"><text:span text:style-name="T1">Sublime Text</text:span><text:line-break/></text:p>
          <text:list text:style-name="L2">
            <text:list-item>
              <text:p text:style-name="P2">Sublime Text é um editor de código-fonte multi-plataforma.<text:line-break/></text:p>
            </text:list-item>
            <text:list-item>
              <text:p text:style-name="P2">Ele suporta nativamente muitas linguagens de programação e linguagens de marcação.<text:line-break/></text:p>
            </text:list-item>
            <text:list-item>
              <text:p text:style-name="P2">Serve para escrever os script’s “.sql”, antes de lançar no banco de dados.<text:line-break/></text:p>
            </text:list-item>
          </text:list>
        </text:list-item>
      </text:list>
      <text:h text:style-name="Heading_20_2" text:outline-level="2"><text:bookmark-start text:name="conectando-pgadmin-4-ao-servidor"/>3.2 Conectando <text:span text:style-name="T1">pgAdmin 4</text:span> ao Servidor<text:bookmark-end text:name="conectando-pgadmin-4-ao-servidor"/></text:h>
      <text:list text:style-name="L3">
        <text:list-item>
          <text:p text:style-name="P3">Primeiro apois afazer as instalações, ao abrir o <text:span text:style-name="T1">pgAdmin 4</text:span>, o programa vai pedir para registrar uma senha para proteção do sistema.<text:line-break/></text:p>
        </text:list-item>
        <text:list-item>
          <text:p text:style-name="P3">Antes de adicionar o novo servidor no <text:span text:style-name="T1">pgAdmin 4</text:span>, é necessário mudar a senha do PostgreSQL, acessando ele pelo terminal, pelo <text:span text:style-name="T1">psql</text:span>.<text:line-break/></text:p>
          <text:list text:style-name="L4">
            <text:list-item>
              <text:p text:style-name="P4">Assim se torna necessário abrir o terminal e acessar o psql:<text:line-break/>sudo -u postgres psql<text:line-break/><text:span text:style-name="T2">senha_sudo</text:span><text:line-break/></text:p>
            </text:list-item>
            <text:list-item>
              <text:p text:style-name="P4">Para mudar a senha do usuario postgres, basta digitar o comando:<text:line-break/><text:span text:style-name="T1">ALTER USER</text:span> postgres <text:span text:style-name="T1">PASSWORD</text:span> ‘<text:span text:style-name="T2">novo_password</text:span>’<text:line-break/></text:p>
            </text:list-item>
          </text:list>
        </text:list-item>
        <text:list-item>
          <text:p text:style-name="P3">Após a mudança da senha, podemos registrar o novo servidor no <text:span text:style-name="T1">pgAdmin 4</text:span>.<text:line-break/></text:p>
          <text:list text:style-name="L5">
            <text:list-item>
              <text:p text:style-name="P5">Clickar com o botão esquerdo em “servers” &gt; “Register” &gt; “server”.<text:line-break/></text:p>
            </text:list-item>
            <text:list-item>
              <text:p text:style-name="P5">Na aba “General”, basta adicionar um nome para o server.<text:line-break/>“<text:span text:style-name="T2">localhost</text:span>” [nome mais comum]<text:line-break/></text:p>
            </text:list-item>
            <text:list-item>
              <text:p text:style-name="P5">Na aba “Connection” é necessário preencher:<text:line-break/></text:p>
              <text:list text:style-name="L6">
                <text:list-item>
                  <text:p text:style-name="P6">Hostname: “localhost”<text:line-break/></text:p>
                </text:list-item>
                <text:list-item>
                  <text:p text:style-name="P6">Port: 5432<text:line-break/></text:p>
                </text:list-item>
                <text:list-item>
                  <text:p text:style-name="P6">Maintenance database: postgres<text:line-break/></text:p>
                </text:list-item>
                <text:list-item>
                  <text:p text:style-name="P6">Username: postgres<text:line-break/></text:p>
                </text:list-item>
                <text:list-item>
                  <text:p text:style-name="P6">Password: [repetir a senha cadastrada anteriormente no psql]<text:line-break/></text:p>
                </text:list-item>
              </text:list>
            </text:list-item>
            <text:list-item>
              <text:p text:style-name="P5">Ao clicar em “<text:span text:style-name="T1">Salvar</text:span>” o novo servidor estará conectado.<text:line-break/></text:p>
            </text:list-item>
          </text:list>
        </text:list-item>
      </text:list>
      <text:h text:style-name="Heading_20_2" text:outline-level="2"><text:bookmark-start text:name="acessando-postgresql-pelo-terminal---psql"/>3.3 Acessando <text:span text:style-name="T1">PostgreSQL</text:span> pelo terminal - psql<text:bookmark-end text:name="acessando-postgresql-pelo-terminal---psql"/></text:h>
      <text:list text:style-name="L7">
        <text:list-item>
          <text:p text:style-name="P7">Para acessar o <text:span text:style-name="T1">PostgreSQL</text:span> pelo terminal do <text:span text:style-name="T1">UBUNTU</text:span> o comando é:<text:line-break/>sudo -u postgres psql<text:line-break/><text:span text:style-name="T2">senha_sudo</text:span><text:line-break/></text:p>
        </text:list-item>
      </text:list>
      <text:h text:style-name="Heading_20_2" text:outline-level="2"><text:bookmark-start text:name="alterando-senha-do-usuario-postgres"/>3.4 Alterando senha do usuario postgres<text:bookmark-end text:name="alterando-senha-do-usuario-postgres"/></text:h>
      <text:list text:style-name="L8">
        <text:list-item>
          <text:p text:style-name="P8">O comando para alterar usuário e senha no Postgres pelo terminal é:<text:line-break/><text:span text:style-name="T1">ALTER USER</text:span> postgres <text:span text:style-name="T1">PASSWORD</text:span> ‘<text:span text:style-name="T2">novo_password</text:span>’<text:line-break/></text:p>
        </text:list-item>
        <text:list-item>
          <text:p text:style-name="P8">Este comando é útil para conectar o servidor a insterface <text:span text:style-name="T2">pgAdmin4</text:span>, pois necessita criar uma senhar para o usuário <text:span text:style-name="T2">postgres</text:span>.<text:line-break/></text:p>
        </text:list-item>
      </text:list>
      <text:p text:style-name="Pagebreak"/>
      <text:h text:style-name="Heading_20_1" text:outline-level="1"><text:bookmark-start text:name="aula-119---primeiros-passos-pgadmin4"/>4 Aula 119 - Primeiros passos <text:span text:style-name="T1">pgAdmin4</text:span><text:bookmark-end text:name="aula-119---primeiros-passos-pgadmin4"/></text:h>
      <text:h text:style-name="Heading_20_2" text:outline-level="2"><text:bookmark-start text:name="acessando-um-banco-de-dados"/>4.1 Acessando um banco de dados<text:bookmark-end text:name="acessando-um-banco-de-dados"/></text:h>
      <text:list text:style-name="L9">
        <text:list-item>
          <text:p text:style-name="P9">Para acessar um dos bancos de dados, basta abrir o programa <text:span text:style-name="T1">pgAdmin 4</text:span>.<text:line-break/></text:p>
        </text:list-item>
        <text:list-item>
          <text:p text:style-name="P9">Inserir a senha de proteção do programa.<text:line-break/></text:p>
        </text:list-item>
        <text:list-item>
          <text:p text:style-name="P9">Clickar dentro aba lateral “<text:span text:style-name="T1">Browser</text:span>” na opção <text:span text:style-name="T1">Servers</text:span> para se conectar ao servidor.<text:line-break/></text:p>
        </text:list-item>
        <text:list-item>
          <text:p text:style-name="P9">Inserir a senha do <text:span text:style-name="T1">servidor</text:span>.<text:line-break/></text:p>
        </text:list-item>
        <text:list-item>
          <text:p text:style-name="P9">Assim, será mostrado o nome do servidor, expandindo ele, será mostrado os bancos de dados que nele estão contidos.<text:line-break/></text:p>
        </text:list-item>
        <text:list-item>
          <text:p text:style-name="P9">Entre os bancos de dados disponiveis o “<text:span text:style-name="T2">postgre</text:span>” é o bando de dados reservado do sistema.<text:line-break/></text:p>
          <text:list text:style-name="L10">
            <text:list-item>
              <text:p text:style-name="P10">o <text:span text:style-name="T2">postgre</text:span> é o nome do root do sistema <text:span text:style-name="T1">PostgreSQL</text:span>.<text:line-break/></text:p>
            </text:list-item>
          </text:list>
        </text:list-item>
      </text:list>
      <text:h text:style-name="Heading_20_2" text:outline-level="2"><text:bookmark-start text:name="criando-um-novo-banco-de-dados"/>4.2 Criando um novo banco de dados<text:bookmark-end text:name="criando-um-novo-banco-de-dados"/></text:h>
      <text:list text:style-name="L11">
        <text:list-item>
          <text:p text:style-name="P11">Na aba lateral “<text:span text:style-name="T1">Browser</text:span>”, nas opções <text:span text:style-name="T1">Servers</text:span> &gt; <text:span text:style-name="T1">localhost</text:span> &gt; <text:span text:style-name="T1">Databases</text:span>.<text:line-break/></text:p>
        </text:list-item>
        <text:list-item>
          <text:p text:style-name="P11">Para criar um novo banco de dados:<text:line-break/></text:p>
          <text:list text:style-name="L12">
            <text:list-item>
              <text:p text:style-name="P12">Clickar na opção <text:span text:style-name="T1">Databases</text:span> com o botão direito.<text:line-break/></text:p>
            </text:list-item>
            <text:list-item>
              <text:p text:style-name="P12">Seguir as opções: <text:span text:style-name="T1">Create</text:span> &gt; <text:span text:style-name="T1">Database</text:span>.<text:line-break/></text:p>
            </text:list-item>
            <text:list-item>
              <text:p text:style-name="P12">Preencher as opções na aba “<text:span text:style-name="T1">General</text:span>”:<text:line-break/></text:p>
              <text:list text:style-name="L13">
                <text:list-item>
                  <text:p text:style-name="P13"><text:span text:style-name="T1">Database</text:span>: [Nome do banco de dados]<text:line-break/></text:p>
                </text:list-item>
                <text:list-item>
                  <text:p text:style-name="P13"><text:span text:style-name="T1">Owner</text:span>: [Responsavel pelo banco de dados]<text:line-break/></text:p>
                </text:list-item>
                <text:list-item>
                  <text:p text:style-name="P13"><text:span text:style-name="T1">Comment</text:span>: [Comentario/resumo sobre o banco de dados, um texto]<text:line-break/></text:p>
                </text:list-item>
                <text:list-item>
                  <text:p text:style-name="P13"><text:span text:style-name="T1">Save</text:span> para criar o banco de dados.<text:line-break/></text:p>
                </text:list-item>
              </text:list>
            </text:list-item>
          </text:list>
        </text:list-item>
        <text:list-item>
          <text:p text:style-name="P11">O novo banco de dados e suas pastas estara disponivel na aba lateral <text:span text:style-name="T1">Browser</text:span>, dentro de <text:span text:style-name="T1">Databases</text:span>.<text:line-break/></text:p>
        </text:list-item>
      </text:list>
      <text:h text:style-name="Heading_20_2" text:outline-level="2"><text:bookmark-start text:name="conectando-num-banco-de-dados"/>4.3 Conectando num banco de dados<text:bookmark-end text:name="conectando-num-banco-de-dados"/></text:h>
      <text:list text:style-name="L14">
        <text:list-item>
          <text:p text:style-name="P14">Para se conectar a um banco de dados, basta clickar nele na aba lateral “<text:span text:style-name="T1">Browser</text:span>”.<text:line-break/></text:p>
        </text:list-item>
        <text:list-item>
          <text:p text:style-name="P14">Para verificar em qual banco de dados esta conectado:<text:line-break/></text:p>
          <text:list text:style-name="L15">
            <text:list-item>
              <text:p text:style-name="P15">Dentro da aba superior <text:span text:style-name="T1">Dashboard</text:span> &gt; na parte inferior da janela, nas opções:<text:line-break/></text:p>
              <text:list text:style-name="L16">
                <text:list-item>
                  <text:p text:style-name="P16"><text:span text:style-name="T1">User</text:span> informa o usuário logado, no momento.<text:line-break/></text:p>
                </text:list-item>
                <text:list-item>
                  <text:p text:style-name="P16"><text:span text:style-name="T1">Application</text:span> informa o banco de dados que esta conectado, no momento.<text:line-break/></text:p>
                </text:list-item>
              </text:list>
            </text:list-item>
          </text:list>
        </text:list-item>
      </text:list>
      <text:h text:style-name="Heading_20_2" text:outline-level="2"><text:bookmark-start text:name="abrindo-aba-para-escrever-consulta-sql-query-tool"/>4.4 Abrindo aba para escrever consulta SQL (<text:span text:style-name="T1">Query Tool</text:span>)<text:bookmark-end text:name="abrindo-aba-para-escrever-consulta-sql-query-tool"/></text:h>
      <text:list text:style-name="L17">
        <text:list-item>
          <text:p text:style-name="P17"><text:span text:style-name="T1">Query Tool</text:span> é a aba na qual se escreve as instruções SQL.<text:line-break/></text:p>
        </text:list-item>
        <text:list-item>
          <text:p text:style-name="P17">Na aba superior, na opção <text:span text:style-name="T1">TOOLS</text:span> &gt; <text:span text:style-name="T1">Query Tool</text:span>, abre a aba para escrever as instruções <text:span text:style-name="T1">SQL</text:span>.<text:line-break/></text:p>
        </text:list-item>
      </text:list>
      <text:p text:style-name="Pagebreak"/>
      <text:h text:style-name="Heading_20_1" text:outline-level="1"><text:bookmark-start text:name="aula-119---datastyle"/>5 Aula 119 - Datastyle<text:bookmark-end text:name="aula-119---datastyle"/></text:h>
      <text:h text:style-name="Heading_20_2" text:outline-level="2"><text:bookmark-start text:name="padrão-de-data-de-sistema"/>5.1 Padrão de data de sistema<text:bookmark-end text:name="padrão-de-data-de-sistema"/></text:h>
      <text:list text:style-name="L18">
        <text:list-item>
          <text:p text:style-name="P18">O padrão de data do sistema é:<text:line-break/>‘AAAA/MM/DD’<text:line-break/>Padrão inglês.<text:line-break/></text:p>
        </text:list-item>
      </text:list>
      <text:h text:style-name="Heading_20_2" text:outline-level="2"><text:bookmark-start text:name="configurando-um-outro-padrão-de-data"/>5.2 Configurando um outro padrão de data<text:bookmark-end text:name="configurando-um-outro-padrão-de-data"/></text:h>
      <text:p text:style-name="Pagebreak"/>
      <text:h text:style-name="Heading_20_1" text:outline-level="1"><text:bookmark-start text:name="observações"/>6 Observações<text:bookmark-end text:name="observações"/></text:h>
      <text:p text:style-name="Pagebreak"/>
      <text:h text:style-name="Heading_20_1" text:outline-level="1"><text:bookmark-start text:name="andamento-dos-estudos"/>7 Andamento dos Estudos<text:bookmark-end text:name="andamento-dos-estudos"/></text:h>
      <text:h text:style-name="Heading_20_2" text:outline-level="2"><text:bookmark-start text:name="assunto-em-andamento"/>7.1 Assunto em andamento<text:bookmark-end text:name="assunto-em-andamento"/></text:h>
      <text:p text:style-name="First_20_paragraph">Atualmente estou estudando Módulo 30 - AULA 119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8</meta:generator>
    <dc:title>PostgreSQL</dc:title>
    <dc:description/>
    <dc:subject/>
    <meta:keyword/>
    <meta:initial-creator>Sergio Pedro R Oliveira</meta:initial-creator>
    <dc:creator>Sergio Pedro R Oliveira</dc:creator>
    <meta:creation-date>2022-08-16T09:20:54Z</meta:creation-date>
    <dc:date>2022-08-16T09:20:54Z</dc:date>
    <meta:user-defined meta:name="date" meta:value-type="string">2022-08-16</meta:user-defined>
    <meta:user-defined meta:name="output" meta:value-type="string"/>
    <meta:user-defined meta:name="subtitle" meta:value-type="string">Readme.rmd</meta:user-defined>
  </office:meta>
</office:document-meta>
</file>